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62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4.653cm"/>
    </style:style>
    <style:style style:name="co9" style:family="table-column">
      <style:table-column-properties fo:break-before="auto" style:column-width="25.349cm"/>
    </style:style>
    <style:style style:name="co10" style:family="table-column">
      <style:table-column-properties fo:break-before="auto" style:column-width="8.123cm"/>
    </style:style>
    <style:style style:name="co11" style:family="table-column">
      <style:table-column-properties fo:break-before="auto" style:column-width="5.327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875cm"/>
    </style:style>
    <style:style style:name="co14" style:family="table-column">
      <style:table-column-properties fo:break-before="auto" style:column-width="3.761cm"/>
    </style:style>
    <style:style style:name="co15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NZ">
      <number:number number:min-integer-digits="1"/>
    </number:number-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able-cell-properties fo:border-bottom="0.99pt double #000000" style:border-line-width-bottom="0.009cm 0.009cm 0.018cm" fo:background-color="#3399ff" style:text-align-source="fix" style:repeat-content="false" fo:border-left="0.99pt double #000000" style:border-line-width-left="0.009cm 0.009cm 0.018cm" fo:border-right="none" fo:border-top="0.99pt double #000000" style:border-line-width-top="0.009cm 0.009cm 0.018cm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99pt double #000000" style:border-line-width-bottom="0.009cm 0.009cm 0.018cm" fo:background-color="#3399ff" style:text-align-source="fix" style:repeat-content="false" fo:border-left="none" fo:border-right="none" fo:border-top="0.99pt double #000000" style:border-line-width-top="0.009cm 0.009cm 0.018cm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a6" fo:border="none"/>
    </style:style>
    <style:style style:name="ce24" style:family="table-cell" style:parent-style-name="Default" style:data-style-name="N125"/>
    <style:style style:name="ce25" style:family="table-cell" style:parent-style-name="Default" style:data-style-name="N125">
      <style:table-cell-properties fo:border-bottom="0.99pt double #000000" style:border-line-width-bottom="0.009cm 0.009cm 0.018cm" fo:background-color="#3399ff" style:text-align-source="fix" style:repeat-content="false" fo:border-left="none" fo:border-right="none" fo:border-top="0.99pt double #000000" style:border-line-width-top="0.009cm 0.009cm 0.018cm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28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 style:data-style-name="N125">
      <style:table-cell-properties fo:border="none"/>
    </style:style>
    <style:style style:name="ce31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 style:data-style-name="N0"/>
    <style:style style:name="ce34" style:family="table-cell" style:parent-style-name="Default" style:data-style-name="N10000">
      <style:table-cell-properties fo:border-bottom="0.99pt double #000000" style:border-line-width-bottom="0.009cm 0.009cm 0.018cm" fo:background-color="#3399ff" style:text-align-source="fix" style:repeat-content="false" fo:border-left="none" fo:border-right="none" fo:border-top="0.99pt double #000000" style:border-line-width-top="0.009cm 0.009cm 0.018cm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 style:data-style-name="N0">
      <style:table-cell-properties fo:border="none"/>
    </style:style>
    <style:style style:name="ce39" style:family="table-cell" style:parent-style-name="Default">
      <style:table-cell-properties fo:border-bottom="0.99pt double #000000" style:border-line-width-bottom="0.009cm 0.009cm 0.018cm" fo:background-color="#3399ff" style:text-align-source="fix" style:repeat-content="false" fo:wrap-option="wrap" fo:border-left="none" fo:border-right="none" fo:border-top="0.99pt double #000000" style:border-line-width-top="0.009cm 0.009cm 0.018cm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99pt double #000000" style:border-line-width-bottom="0.009cm 0.009cm 0.018cm" fo:background-color="#3399ff" style:text-align-source="fix" style:repeat-content="false" fo:border-left="none" fo:border-right="0.99pt double #000000" style:border-line-width-right="0.009cm 0.009cm 0.018cm" fo:border-top="0.99pt double #000000" style:border-line-width-top="0.009cm 0.009cm 0.018cm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0.06pt solid #000000" fo:background-color="#5eb91e" style:text-align-source="fix" style:repeat-content="false" fo:border-left="1.5pt double-thin #000000" style:border-line-width-left="0.018cm 0.018cm 0.018cm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54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55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BOM.A9"/>
      <style:map style:condition="is-true-formula(ISODD(ROW()))" style:apply-style-name="Background_20_Odd_20_Colour" style:base-cell-address="BOM.A9"/>
    </style:style>
    <style:style style:name="ce56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text-properties style:font-name-asian="Noto Sans CJK SC" style:font-name-complex="Lohit Devanagari"/>
      <style:map style:condition="is-true-formula(ISEVEN(ROW()))" style:apply-style-name="Background_20_Even_20_Colour" style:base-cell-address="BOM.A9"/>
      <style:map style:condition="is-true-formula(ISODD(ROW()))" style:apply-style-name="Background_20_Odd_20_Colour" style:base-cell-address="BOM.A9"/>
    </style:style>
    <style:style style:name="ce57" style:family="table-cell" style:parent-style-name="Default">
      <style:table-cell-properties fo:border-bottom="0.74pt double #000000" style:border-line-width-bottom="0.009cm 0.009cm 0.009cm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58" style:family="table-cell" style:parent-style-name="Default">
      <style:table-cell-properties fo:border-bottom="none" fo:border-left="none" fo:border-right="none" fo:border-top="0.74pt double #000000" style:border-line-width-top="0.009cm 0.009cm 0.009cm"/>
    </style:style>
    <style:style style:name="ce59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0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1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-asian="Noto Sans CJK SC" style:font-name-complex="Lohit Devanagari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4" style:family="table-cell" style:parent-style-name="Default">
      <style:table-cell-properties fo:border-bottom="0.06pt solid #000000" fo:background-color="#5eb91e" style:text-align-source="fix" style:repeat-content="false" fo:wrap-option="wrap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D19"/>
      <style:map style:condition="is-true-formula(ISODD(ROW()))" style:apply-style-name="Background_20_Odd_20_Colour" style:base-cell-address="BOM.D19"/>
    </style:style>
    <style:style style:name="ce66" style:family="table-cell" style:parent-style-name="Default">
      <style:table-cell-properties fo:border-bottom="none" fo:wrap-option="wrap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67" style:family="table-cell" style:parent-style-name="Default" style:data-style-name="N20122"/>
    <style:style style:name="ce68" style:family="table-cell" style:parent-style-name="Default" style:data-style-name="N20122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9" style:family="table-cell" style:parent-style-name="Default" style:data-style-name="N20122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0" style:family="table-cell" style:parent-style-name="Default" style:data-style-name="N2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1" style:family="table-cell" style:parent-style-name="Default" style:data-style-name="N20000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2" style:family="table-cell" style:parent-style-name="Default" style:data-style-name="N2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-asian="Noto Sans CJK SC" style:font-name-complex="Lohit Devanagari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3" style:family="table-cell" style:parent-style-name="Default" style:data-style-name="N20121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4" style:family="table-cell" style:parent-style-name="Default" style:data-style-name="N20121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-asian="Noto Sans CJK SC" style:font-name-complex="Lohit Devanagari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5" style:family="table-cell" style:parent-style-name="Default" style:data-style-name="N20121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76" style:family="table-cell" style:parent-style-name="Default" style:data-style-name="N20121">
      <style:table-cell-properties fo:border-bottom="none" fo:border-left="none" fo:border-right="none" fo:border-top="0.74pt double #000000" style:border-line-width-top="0.009cm 0.009cm 0.009cm"/>
    </style:style>
    <style:style style:name="ce77" style:family="table-cell" style:parent-style-name="Default" style:data-style-name="N20121">
      <style:text-properties fo:font-weight="bold" style:font-weight-asian="bold" style:font-weight-complex="bold"/>
    </style:style>
    <style:style style:name="ce107" style:family="table-cell" style:parent-style-name="Default" style:data-style-name="N20121"/>
    <style:style style:name="ce79" style:family="table-cell" style:parent-style-name="Default" style:data-style-name="N20121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80" style:family="table-cell" style:parent-style-name="Default" style:data-style-name="N20121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BOM.A3"/>
      <style:map style:condition="is-true-formula(ISODD(ROW()))" style:apply-style-name="Background_20_Odd_20_Colour" style:base-cell-address="BOM.A3"/>
    </style:style>
    <style:style style:name="ce81" style:family="table-cell" style:parent-style-name="Default" style:data-style-name="N20121">
      <style:table-cell-properties fo:border="none"/>
    </style:style>
    <style:style style:name="ce8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BOM.H9"/>
      <style:map style:condition="is-true-formula(ISODD(ROW()))" style:apply-style-name="Background_20_Odd_20_Colour" style:base-cell-address="BOM.H9"/>
    </style:style>
    <style:style style:name="ce83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order-left="1.5pt double-thin #000000" style:border-line-width-left="0.018cm 0.018cm 0.018cm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4"/>
        <table:table-column table:style-name="co6" table:default-cell-style-name="ce33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PicoXpander (Sensor PCB) BOM</text:p>
          </table:table-cell>
          <table:table-cell table:number-columns-repeated="1026"/>
        </table:table-row>
        <table:table-row table:style-name="ro1">
          <table:table-cell table:number-columns-repeated="1027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rt Number</text:p>
          </table:table-cell>
          <table:table-cell table:style-name="ce6" office:value-type="string" calcext:value-type="string">
            <text:p>QTY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34" office:value-type="string" calcext:value-type="string">
            <office:annotation draw:style-name="gr1" svg:width="2.899cm" svg:height="1.799cm" svg:x="17.673cm" svg:y="0cm" draw:caption-point-x="-0.61cm" draw:caption-point-y="0.913cm">
              <dc:creator>Unknown Author</dc:creator>
              <dc:date>2024-03-15T00:00:00</dc:date>
              <text:p>Quantity that quoted price is based upon</text:p>
            </office:annotation>
            <text:p>Base Qty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Supplier</text:p>
          </table:table-cell>
          <table:table-cell table:style-name="ce39" office:value-type="string" calcext:value-type="string">
            <text:p>Second</text:p>
            <text:p>Source</text:p>
          </table:table-cell>
          <table:table-cell table:style-name="ce13" office:value-type="string" calcext:value-type="string">
            <text:p>NOTES</text:p>
          </table:table-cell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zzer Passive 8530</text:p>
          </table:table-cell>
          <table:table-cell table:style-name="ce3" office:value-type="float" office:value="8530" calcext:value-type="float">
            <text:p>8530</text:p>
          </table:table-cell>
          <table:table-cell table:style-name="ce3" office:value-type="float" office:value="1" calcext:value-type="float">
            <text:p>1</text:p>
          </table:table-cell>
          <table:table-cell table:style-name="ce27" office:value-type="float" office:value="1.8791" calcext:value-type="float">
            <text:p>$ 1.88</text:p>
          </table:table-cell>
          <table:table-cell table:style-name="ce31" table:formula="of:=SUM([.D4]*[.E4])" office:value-type="float" office:value="1.8791" calcext:value-type="float">
            <text:p>$ 1.88</text:p>
          </table:table-cell>
          <table:table-cell table:style-name="ce36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<text:a xlink:href="https://www.aliexpress.com/item/1005005880586596.html" xlink:type="simple">AliExpress</text:a></text:p>
          </table:table-cell>
          <table:table-cell table:style-name="ce3" table:number-columns-repeated="2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nnector 4 pin socket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7"/>
          <table:table-cell table:style-name="ce31" table:formula="of:=SUM([.D5]*[.E5])" office:value-type="float" office:value="0" calcext:value-type="float">
            <text:p/>
          </table:table-cell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iod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7"/>
          <table:table-cell table:style-name="ce31" table:formula="of:=SUM([.D6]*[.E6])" office:value-type="float" office:value="0" calcext:value-type="float">
            <text:p/>
          </table:table-cell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27"/>
          <table:table-cell table:style-name="ce31" table:formula="of:=SUM([.D7]*[.E7])" office:value-type="float" office:value="0" calcext:value-type="float">
            <text:p/>
          </table:table-cell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27"/>
          <table:table-cell table:style-name="ce31" table:formula="of:=SUM([.D8]*[.E8])" office:value-type="float" office:value="0" calcext:value-type="float">
            <text:p/>
          </table:table-cell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LED RGB</text:p>
          </table:table-cell>
          <table:table-cell table:style-name="ce3" office:value-type="string" calcext:value-type="string">
            <text:p>WS2812B</text:p>
          </table:table-cell>
          <table:table-cell table:style-name="ce3" office:value-type="float" office:value="1" calcext:value-type="float">
            <text:p>1</text:p>
          </table:table-cell>
          <table:table-cell table:style-name="ce27" office:value-type="float" office:value="0.104995" calcext:value-type="float">
            <text:p>$ 0.10</text:p>
          </table:table-cell>
          <table:table-cell table:style-name="ce31" table:formula="of:=SUM([.D9]*[.E9])" office:value-type="float" office:value="0.104995" calcext:value-type="float">
            <text:p>$ 0.10</text:p>
          </table:table-cell>
          <table:table-cell table:style-name="ce36" office:value-type="float" office:value="100" calcext:value-type="float">
            <text:p>100</text:p>
          </table:table-cell>
          <table:table-cell table:style-name="ce3" office:value-type="string" calcext:value-type="string">
            <text:p><text:a xlink:href="https://cdn.sparkfun.com/datasheets/BreakoutBoards/WS2812B.pdf" xlink:type="simple">WorldSemi</text:a></text:p>
          </table:table-cell>
          <table:table-cell table:style-name="ce3" office:value-type="string" calcext:value-type="string">
            <text:p><text:a xlink:href="https://www.aliexpress.com/item/32881704200.html" xlink:type="simple">AliEXpress</text:a></text:p>
          </table:table-cell>
          <table:table-cell table:style-name="ce3" office:value-type="string" calcext:value-type="string">
            <text:p><text:a xlink:href="https://www.digikey.co.nz/en/products/detail/sparkfun-electronics/COM-16347/11630204" xlink:type="simple">Digikey</text:a></text:p>
          </table:table-cell>
          <table:table-cell table:style-name="ce3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number-columns-repeated="3"/>
          <table:table-cell table:style-name="ce27"/>
          <table:table-cell table:style-name="ce31" table:formula="of:=SUM([.D10]*[.E10])" office:value-type="float" office:value="0" calcext:value-type="float">
            <text:p/>
          </table:table-cell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style-name="ce27"/>
          <table:table-cell table:style-name="ce31" table:formula="of:=SUM([.D11]*[.E11])" office:value-type="float" office:value="0" calcext:value-type="float">
            <text:p/>
          </table:table-cell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table:number-columns-repeated="3"/>
          <table:table-cell table:style-name="ce27"/>
          <table:table-cell table:style-name="ce31" table:formula="of:=SUM([.D12]*[.E12])" office:value-type="float" office:value="0" calcext:value-type="float">
            <text:p/>
          </table:table-cell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IC I<text:span text:style-name="T1">2</text:span>C to Digital IO Expander</text:p>
          </table:table-cell>
          <table:table-cell table:style-name="ce3" office:value-type="string" calcext:value-type="string">
            <text:p>TCA9555PWR</text:p>
          </table:table-cell>
          <table:table-cell table:style-name="ce3" office:value-type="float" office:value="1" calcext:value-type="float">
            <text:p>1</text:p>
          </table:table-cell>
          <table:table-cell table:style-name="ce27" office:value-type="float" office:value="2.1516" calcext:value-type="float">
            <text:p>$ 2.15</text:p>
          </table:table-cell>
          <table:table-cell table:style-name="ce31" table:formula="of:=SUM([.D13]*[.E13])" office:value-type="float" office:value="2.1516" calcext:value-type="float">
            <text:p>$ 2.15</text:p>
          </table:table-cell>
          <table:table-cell table:style-name="ce36" office:value-type="float" office:value="25" calcext:value-type="float">
            <text:p>25</text:p>
          </table:table-cell>
          <table:table-cell table:style-name="ce3" office:value-type="string" calcext:value-type="string">
            <text:p><text:a xlink:href="https://www.ti.com/lit/ds/symlink/tca9555.pdf?HQS=dis-dk-null-digikeymode-dsf-pf-null-wwe&amp;ts=1710387320272&amp;ref_url=https%253A%252F%252Fwww.ti.com%252Fgeneral%252Fdocs%252Fsuppproductinfo.tsp%253FdistId%253D10%2526gotoUrl%253Dhttps%253A%252F%252Fwww.ti.com%252Flit%252Fgpn%252Ftca9555" xlink:type="simple">Texas Instruments</text:a></text:p>
          </table:table-cell>
          <table:table-cell table:style-name="ce3" office:value-type="string" calcext:value-type="string">
            <text:p><text:a xlink:href="https://www.digikey.co.nz/en/products/detail/texas-instruments/TCA9555PWR/2094642" xlink:type="simple">Digikey</text:a></text:p>
          </table:table-cell>
          <table:table-cell table:style-name="ce3"/>
          <table:table-cell table:style-name="ce3" office:value-type="string" calcext:value-type="string">
            <text:p>Has built in pull-up of 100kΩ on each digital input, but this should not interfere with application. If it does, alternative chip to use is TCA9535 (has no pull-ups)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PCB</text:p>
          </table:table-cell>
          <table:table-cell table:style-name="ce3" table:number-columns-repeated="2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ransistor NPN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Ultrasonic Sensor</text:p>
          </table:table-cell>
          <table:table-cell table:style-name="ce3" office:value-type="string" calcext:value-type="string">
            <text:p>HCSR04</text:p>
          </table:table-cell>
          <table:table-cell table:style-name="ce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6"/>
          <table:table-cell table:style-name="ce3"/>
          <table:table-cell table:style-name="ce3" office:value-type="string" calcext:value-type="string">
            <text:p><text:a xlink:href="https://www.aliexpress.com/item/1005006013251483.html" xlink:type="simple">AliExpress</text:a></text:p>
          </table:table-cell>
          <table:table-cell table:style-name="ce3" table:number-columns-repeated="2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table:number-columns-repeated="3"/>
          <table:table-cell table:style-name="ce27"/>
          <table:table-cell table:style-name="ce31"/>
          <table:table-cell table:style-name="ce36"/>
          <table:table-cell table:style-name="ce3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4" table:number-columns-repeated="4"/>
          <table:table-cell table:style-name="ce28"/>
          <table:table-cell table:style-name="ce32"/>
          <table:table-cell table:style-name="ce37"/>
          <table:table-cell table:style-name="ce4" table:number-columns-repeated="4"/>
          <table:table-cell table:style-name="ce15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11"/>
          <table:table-cell table:style-name="ce29" table:formula="of:=SUM([.E4:.E31])" office:value-type="float" office:value="4.135695" calcext:value-type="float">
            <text:p>$ 4.14</text:p>
          </table:table-cell>
          <table:table-cell table:style-name="ce29"/>
          <table:table-cell table:style-name="ce38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29" table:number-columns-repeated="2"/>
          <table:table-cell table:style-name="ce38"/>
          <table:table-cell table:style-name="ce5" table:number-columns-repeated="4"/>
          <table:table-cell table:number-columns-repeated="1016"/>
        </table:table-row>
        <table:table-row table:style-name="ro1">
          <table:table-cell table:number-columns-repeated="1027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10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prices are in NZ Dollars and inclusive of GST and shipping costs where applicable</text:p>
          </table:table-cell>
          <table:table-cell table:number-columns-repeated="1025"/>
        </table:table-row>
        <table:table-row table:style-name="ro1" table:number-rows-repeated="1048539">
          <table:table-cell table:number-columns-repeated="1027"/>
        </table:table-row>
        <table:table-row table:style-name="ro1">
          <table:table-cell table:number-columns-repeated="1027"/>
        </table:table-row>
      </table:table>
      <table:table table:name="BOM" table:style-name="ta1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5" table:default-cell-style-name="ce107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15" table:default-cell-style-name="Default"/>
        <table:table-column table:style-name="co5" table:number-columns-repeated="1012" table:default-cell-style-name="Default"/>
        <table:table-row table:style-name="ro3">
          <table:table-cell table:style-name="ce51" office:value-type="string" calcext:value-type="string" table:number-columns-spanned="12" table:number-rows-spanned="1">
            <text:p>PicoXpander Sensor Board</text:p>
          </table:table-cell>
          <table:covered-table-cell table:number-columns-repeated="4"/>
          <table:covered-table-cell table:style-name="ce67"/>
          <table:covered-table-cell table:style-name="ce107"/>
          <table:covered-table-cell table:number-columns-repeated="5"/>
          <table:table-cell table:number-columns-repeated="1012"/>
        </table:table-row>
        <table:table-row table:style-name="ro4">
          <table:table-cell table:style-name="ce52" office:value-type="string" calcext:value-type="string">
            <text:p>Description</text:p>
          </table:table-cell>
          <table:table-cell table:style-name="ce59" office:value-type="string" calcext:value-type="string">
            <text:p>Part Number</text:p>
          </table:table-cell>
          <table:table-cell table:style-name="ce59" office:value-type="string" calcext:value-type="string">
            <text:p>Package</text:p>
          </table:table-cell>
          <table:table-cell table:style-name="ce64" office:value-type="string" calcext:value-type="string">
            <text:p>Datasheet/</text:p>
            <text:p>Manufacturer</text:p>
          </table:table-cell>
          <table:table-cell table:style-name="ce59" office:value-type="string" calcext:value-type="string">
            <text:p>Quantity</text:p>
          </table:table-cell>
          <table:table-cell table:style-name="ce68" office:value-type="string" calcext:value-type="string">
            <text:p>Unit Cost</text:p>
          </table:table-cell>
          <table:table-cell table:style-name="ce79" office:value-type="string" calcext:value-type="string">
            <text:p>Total Cost</text:p>
          </table:table-cell>
          <table:table-cell table:style-name="ce59" office:value-type="string" calcext:value-type="string">
            <text:p>Supplier</text:p>
          </table:table-cell>
          <table:table-cell table:style-name="ce59" office:value-type="string" calcext:value-type="string">
            <text:p>Second</text:p>
            <text:p>Source</text:p>
          </table:table-cell>
          <table:table-cell table:style-name="ce59" office:value-type="string" calcext:value-type="string">
            <text:p>Third</text:p>
            <text:p>Source</text:p>
          </table:table-cell>
          <table:table-cell table:style-name="ce59" office:value-type="string" calcext:value-type="string">
            <text:p>Price</text:p>
            <text:p>Breakpoint</text:p>
          </table:table-cell>
          <table:table-cell table:style-name="ce59" office:value-type="string" calcext:value-type="string">
            <text:p>Comment</text:p>
          </table:table-cell>
          <table:table-cell table:style-name="ce83"/>
          <table:table-cell table:style-name="ce85" table:number-columns-repeated="1011"/>
        </table:table-row>
        <table:table-row table:style-name="ro1">
          <table:table-cell table:style-name="ce53"/>
          <table:table-cell table:style-name="ce60" table:number-columns-repeated="4"/>
          <table:table-cell table:style-name="ce69"/>
          <table:table-cell table:style-name="ce80" table:formula="of:=[.E3]*[.F3]" office:value-type="float" office:value="0" calcext:value-type="float">
            <text:p/>
          </table:table-cell>
          <table:table-cell table:style-name="ce60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0"/>
          <table:table-cell table:style-name="ce80" table:formula="of:=[.E4]*[.F4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0"/>
          <table:table-cell table:style-name="ce80" table:formula="of:=[.E5]*[.F5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 office:value-type="string" calcext:value-type="string">
            <text:p>Buzzer Passive 8530</text:p>
          </table:table-cell>
          <table:table-cell table:style-name="ce61" office:value-type="float" office:value="8530" calcext:value-type="float">
            <text:p>8530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2.53345" calcext:value-type="currency">
            <text:p>$2.53</text:p>
          </table:table-cell>
          <table:table-cell table:style-name="ce80" table:formula="of:=[.E6]*[.F6]" office:value-type="float" office:value="2.53345" calcext:value-type="float">
            <text:p>$2.53</text:p>
          </table:table-cell>
          <table:table-cell table:style-name="ce61" office:value-type="string" calcext:value-type="string">
            <text:p><text:a xlink:href="https://www.aliexpress.com/item/1005005880586596.html" xlink:type="simple">AliExpress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4" office:value-type="string" calcext:value-type="string">
            <text:p>Capacitor 100nF 50V ceramic</text:p>
          </table:table-cell>
          <table:table-cell table:style-name="ce61" office:value-type="string" calcext:value-type="string">
            <text:p>C0805C104M5RACAUTO</text:p>
          </table:table-cell>
          <table:table-cell table:style-name="ce61" office:value-type="string" calcext:value-type="string">
            <text:p>0805/2012m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70" office:value-type="currency" office:currency="NZD" office:value="0.09" calcext:value-type="currency">
            <text:p>$0.09</text:p>
          </table:table-cell>
          <table:table-cell table:style-name="ce80" table:formula="of:=[.E7]*[.F7]" office:value-type="float" office:value="0.27" calcext:value-type="float">
            <text:p>$0.27</text:p>
          </table:table-cell>
          <table:table-cell table:style-name="ce61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61" table:number-columns-repeated="2"/>
          <table:table-cell table:style-name="ce61" office:value-type="float" office:value="100" calcext:value-type="float">
            <text:p>100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1">
          <table:table-cell table:style-name="ce54" office:value-type="string" calcext:value-type="string">
            <text:p>Connector 2.54mm 2x15 pin right-angle female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0.91" calcext:value-type="currency">
            <text:p>$0.91</text:p>
          </table:table-cell>
          <table:table-cell table:style-name="ce80" table:formula="of:=[.E8]*[.F8]" office:value-type="float" office:value="0.91" calcext:value-type="float">
            <text:p>$0.91</text:p>
          </table:table-cell>
          <table:table-cell table:style-name="ce61" office:value-type="string" calcext:value-type="string">
            <text:p><text:a xlink:href="https://www.aliexpress.com/item/1005001288367127.html" xlink:type="simple">AliExpress</text:a>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Connector 4 pin socket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70"/>
          <table:table-cell table:style-name="ce80" table:formula="of:=[.E9]*[.F9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6"/>
          <table:table-cell table:style-name="ce61" table:number-columns-repeated="4"/>
          <table:table-cell table:style-name="ce71"/>
          <table:table-cell table:style-name="ce80" table:formula="of:=[.E10]*[.F10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6" office:value-type="string" calcext:value-type="string">
            <text:p>Diode Schottky SMT 1N4148W</text:p>
          </table:table-cell>
          <table:table-cell table:style-name="ce62" office:value-type="string" calcext:value-type="string">
            <text:p>1N4148W</text:p>
          </table:table-cell>
          <table:table-cell table:style-name="ce62" office:value-type="string" calcext:value-type="string">
            <text:p>SOD-123</text:p>
          </table:table-cell>
          <table:table-cell table:style-name="ce61" office:value-type="string" calcext:value-type="string">
            <text:p><text:a xlink:href="https://mm.digikey.com/Volume0/opasdata/d220001/medias/docus/4994/1N4148W.pdf" xlink:type="simple">EvvoSemi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2" office:value-type="currency" office:currency="NZD" office:value="0.0455" calcext:value-type="currency">
            <text:p>$0.05</text:p>
          </table:table-cell>
          <table:table-cell table:style-name="ce80" table:formula="of:=[.E11]*[.F11]" office:value-type="float" office:value="0.0455" calcext:value-type="float">
            <text:p>$0.05</text:p>
          </table:table-cell>
          <table:table-cell table:style-name="ce82" office:value-type="string" calcext:value-type="string">
            <text:p><text:a xlink:href="https://www.digikey.co.nz/en/products/detail/evvo/1N4148W/21407175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6" office:value-type="string" calcext:value-type="string">
            <text:p>Fuse 100mA Poly/Self recovering</text:p>
          </table:table-cell>
          <table:table-cell table:style-name="ce62" office:value-type="string" calcext:value-type="string">
            <text:p>100mA</text:p>
          </table:table-cell>
          <table:table-cell table:style-name="ce62" office:value-type="string" calcext:value-type="string">
            <text:p>0805/2012m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72" office:value-type="currency" office:currency="NZD" office:value="0.20355" calcext:value-type="currency">
            <text:p>$0.20</text:p>
          </table:table-cell>
          <table:table-cell table:style-name="ce80" table:formula="of:=[.E12]*[.F12]" office:value-type="float" office:value="0.20355" calcext:value-type="float">
            <text:p>$0.20</text:p>
          </table:table-cell>
          <table:table-cell table:style-name="ce82" office:value-type="string" calcext:value-type="string">
            <text:p><text:a xlink:href="https://www.aliexpress.com/item/32957754268.html" xlink:type="simple">AliExpress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IC BME280 Pressure, Humidity, Temperature</text:p>
          </table:table-cell>
          <table:table-cell table:style-name="ce61" office:value-type="string" calcext:value-type="string">
            <text:p>BME280</text:p>
          </table:table-cell>
          <table:table-cell table:style-name="ce61"/>
          <table:table-cell table:style-name="ce61" office:value-type="string" calcext:value-type="string">
            <text:p><text:a xlink:href="https://www.bosch-sensortec.com/media/boschsensortec/downloads/datasheets/bst-bme280-ds002.pdf" xlink:type="simple">Bosch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4.25" calcext:value-type="currency">
            <text:p>$4.25</text:p>
          </table:table-cell>
          <table:table-cell table:style-name="ce80" table:formula="of:=[.E13]*[.F13]" office:value-type="float" office:value="4.25" calcext:value-type="float">
            <text:p>$4.25</text:p>
          </table:table-cell>
          <table:table-cell table:style-name="ce82" office:value-type="string" calcext:value-type="string">
            <text:p><text:a xlink:href="https://www.aliexpress.com/item/1005005296649532.html" xlink:type="simple">AliExpress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IC I2C to Digital IO Expander</text:p>
          </table:table-cell>
          <table:table-cell table:style-name="ce61" office:value-type="string" calcext:value-type="string">
            <text:p>TCA9555PWR</text:p>
          </table:table-cell>
          <table:table-cell table:style-name="ce61"/>
          <table:table-cell table:style-name="ce61" office:value-type="string" calcext:value-type="string">
            <text:p><text:a xlink:href="https://www.ti.com/lit/ds/symlink/tca9555.pdf?HQS=dis-dk-null-digikeymode-dsf-pf-null-wwe&amp;ts=1710387320272&amp;ref_url=https%253A%252F%252Fwww.ti.com%252Fgeneral%252Fdocs%252Fsuppproductinfo.tsp%253FdistId%253D10%2526gotoUrl%253Dhttps%253A%252F%252Fwww.ti.com%252Flit%252Fgpn%252Ftca9555" xlink:type="simple">Texas Instruments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currency" office:currency="NZD" office:value="2.1516" calcext:value-type="currency">
            <text:p>$2.15</text:p>
          </table:table-cell>
          <table:table-cell table:style-name="ce80" table:formula="of:=[.E14]*[.F14]" office:value-type="float" office:value="2.1516" calcext:value-type="float">
            <text:p>$2.15</text:p>
          </table:table-cell>
          <table:table-cell table:style-name="ce82" office:value-type="string" calcext:value-type="string">
            <text:p><text:a xlink:href="https://www.digikey.co.nz/en/products/detail/texas-instruments/TCA9555PWR/2094642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0"/>
          <table:table-cell table:style-name="ce80" table:formula="of:=[.E15]*[.F15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0"/>
          <table:table-cell table:style-name="ce80" table:formula="of:=[.E16]*[.F16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0"/>
          <table:table-cell table:style-name="ce80" table:formula="of:=[.E17]*[.F17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LED Red 0805</text:p>
          </table:table-cell>
          <table:table-cell table:style-name="ce61"/>
          <table:table-cell table:style-name="ce61" office:value-type="string" calcext:value-type="string">
            <text:p>0805/2012m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73" office:value-type="float" office:value="0.077" calcext:value-type="float">
            <text:p>$0.08</text:p>
          </table:table-cell>
          <table:table-cell table:style-name="ce80" table:formula="of:=[.E18]*[.F18]" office:value-type="float" office:value="0.077" calcext:value-type="float">
            <text:p>$0.08</text:p>
          </table:table-cell>
          <table:table-cell table:style-name="ce82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61" table:number-columns-repeated="2"/>
          <table:table-cell table:style-name="ce61" office:value-type="float" office:value="100" calcext:value-type="float">
            <text:p>100</text:p>
          </table:table-cell>
          <table:table-cell table:style-name="ce61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LED RGB</text:p>
          </table:table-cell>
          <table:table-cell table:style-name="ce61" office:value-type="string" calcext:value-type="string">
            <text:p>WS2812B</text:p>
          </table:table-cell>
          <table:table-cell table:style-name="ce61"/>
          <table:table-cell table:style-name="ce65" office:value-type="string" calcext:value-type="string">
            <text:p><text:a xlink:href="https://cdn.sparkfun.com/datasheets/BreakoutBoards/WS2812B.pdf" xlink:type="simple">WorldSemi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3" office:value-type="float" office:value="0.104995" calcext:value-type="float">
            <text:p>$0.10</text:p>
          </table:table-cell>
          <table:table-cell table:style-name="ce80" table:formula="of:=[.E19]*[.F19]" office:value-type="float" office:value="0.104995" calcext:value-type="float">
            <text:p>$0.10</text:p>
          </table:table-cell>
          <table:table-cell table:style-name="ce82" office:value-type="string" calcext:value-type="string">
            <text:p><text:a xlink:href="https://www.aliexpress.com/item/32881704200.html" xlink:type="simple">AliEXpress</text:a></text:p>
          </table:table-cell>
          <table:table-cell table:style-name="ce61" office:value-type="string" calcext:value-type="string">
            <text:p><text:a xlink:href="https://www.digikey.co.nz/en/products/detail/sparkfun-electronics/COM-16347/11630204" xlink:type="simple">Digikey</text:a></text:p>
          </table:table-cell>
          <table:table-cell table:style-name="ce61" table:number-columns-repeated="3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2"/>
          <table:table-cell table:style-name="ce65"/>
          <table:table-cell table:style-name="ce61"/>
          <table:table-cell table:style-name="ce73"/>
          <table:table-cell table:style-name="ce80" table:formula="of:=[.E20]*[.F20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2"/>
          <table:table-cell table:style-name="ce65"/>
          <table:table-cell table:style-name="ce61"/>
          <table:table-cell table:style-name="ce73"/>
          <table:table-cell table:style-name="ce80" table:formula="of:=[.E21]*[.F21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2"/>
          <table:table-cell table:style-name="ce65"/>
          <table:table-cell table:style-name="ce61"/>
          <table:table-cell table:style-name="ce73"/>
          <table:table-cell table:style-name="ce80" table:formula="of:=[.E22]*[.F22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2"/>
          <table:table-cell table:style-name="ce65"/>
          <table:table-cell table:style-name="ce61"/>
          <table:table-cell table:style-name="ce73"/>
          <table:table-cell table:style-name="ce80" table:formula="of:=[.E23]*[.F23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3"/>
          <table:table-cell table:style-name="ce80" table:formula="of:=[.E24]*[.F24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3"/>
          <table:table-cell table:style-name="ce80" table:formula="of:=[.E25]*[.F25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3"/>
          <table:table-cell table:style-name="ce80" table:formula="of:=[.E26]*[.F26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PCB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73"/>
          <table:table-cell table:style-name="ce80" table:formula="of:=[.E27]*[.F27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PCB Assembly</text:p>
          </table:table-cell>
          <table:table-cell table:style-name="ce61" table:number-columns-repeated="2"/>
          <table:table-cell table:style-name="ce66"/>
          <table:table-cell table:style-name="ce61" office:value-type="float" office:value="1" calcext:value-type="float">
            <text:p>1</text:p>
          </table:table-cell>
          <table:table-cell table:style-name="ce73"/>
          <table:table-cell table:style-name="ce80" table:formula="of:=[.E28]*[.F28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Resistor 1/8W 1% 220R</text:p>
          </table:table-cell>
          <table:table-cell table:style-name="ce61" office:value-type="string" calcext:value-type="string">
            <text:p>RMCF0805FTR220</text:p>
          </table:table-cell>
          <table:table-cell table:style-name="ce61" office:value-type="string" calcext:value-type="string">
            <text:p>0805/2012m</text:p>
          </table:table-cell>
          <table:table-cell table:style-name="ce66" office:value-type="string" calcext:value-type="string">
            <text:p><text:a xlink:href="https://www.seielect.com/catalog/sei-rmcf_rmcp.pdf" xlink:type="simple">Stackpole</text:a></text:p>
          </table:table-cell>
          <table:table-cell table:style-name="ce61" office:value-type="float" office:value="16" calcext:value-type="float">
            <text:p>16</text:p>
          </table:table-cell>
          <table:table-cell table:style-name="ce73" office:value-type="float" office:value="0.0188" calcext:value-type="float">
            <text:p>$0.02</text:p>
          </table:table-cell>
          <table:table-cell table:style-name="ce80" table:formula="of:=[.E29]*[.F29]" office:value-type="float" office:value="0.3008" calcext:value-type="float">
            <text:p>$0.30</text:p>
          </table:table-cell>
          <table:table-cell table:style-name="ce82" office:value-type="string" calcext:value-type="string">
            <text:p><text:a xlink:href="https://www.digikey.co.nz/en/products/detail/stackpole-electronics-inc/RMCF0805FTR220/1760598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Resistor 1/8W 1% 1K2</text:p>
          </table:table-cell>
          <table:table-cell table:style-name="ce61" office:value-type="string" calcext:value-type="string">
            <text:p>RMCF0805FT1K20</text:p>
          </table:table-cell>
          <table:table-cell table:style-name="ce61" office:value-type="string" calcext:value-type="string">
            <text:p>0805/2012m</text:p>
          </table:table-cell>
          <table:table-cell table:style-name="ce66" office:value-type="string" calcext:value-type="string">
            <text:p><text:a xlink:href="https://www.seielect.com/catalog/sei-rmcf_rmcp.pdf" xlink:type="simple">Stackpole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3" office:value-type="float" office:value="0.0188" calcext:value-type="float">
            <text:p>$0.02</text:p>
          </table:table-cell>
          <table:table-cell table:style-name="ce80" table:formula="of:=[.E30]*[.F30]" office:value-type="float" office:value="0.0188" calcext:value-type="float">
            <text:p>$0.02</text:p>
          </table:table-cell>
          <table:table-cell table:style-name="ce82" office:value-type="string" calcext:value-type="string">
            <text:p><text:a xlink:href="https://www.digikey.co.nz/en/products/detail/stackpole-electronics-inc/RMCF0805FT1K20/1760625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6" office:value-type="string" calcext:value-type="string">
            <text:p><text:span text:style-name="T2">Resistor 1/8W 1% 4K</text:span><text:span text:style-name="T3">7</text:span></text:p>
          </table:table-cell>
          <table:table-cell table:style-name="ce61" office:value-type="string" calcext:value-type="string">
            <text:p>RMCF0805FT4K70 </text:p>
          </table:table-cell>
          <table:table-cell table:style-name="ce61" office:value-type="string" calcext:value-type="string">
            <text:p>0805/2012m</text:p>
          </table:table-cell>
          <table:table-cell table:style-name="ce66" office:value-type="string" calcext:value-type="string">
            <text:p><text:a xlink:href="https://www.seielect.com/catalog/sei-rmcf_rmcp.pdf" xlink:type="simple">Stackpole</text:a></text:p>
          </table:table-cell>
          <table:table-cell table:style-name="ce61" office:value-type="float" office:value="4" calcext:value-type="float">
            <text:p>4</text:p>
          </table:table-cell>
          <table:table-cell table:style-name="ce73" office:value-type="float" office:value="0.0188" calcext:value-type="float">
            <text:p>$0.02</text:p>
          </table:table-cell>
          <table:table-cell table:style-name="ce80" table:formula="of:=[.E31]*[.F31]" office:value-type="float" office:value="0.0752" calcext:value-type="float">
            <text:p>$0.08</text:p>
          </table:table-cell>
          <table:table-cell table:style-name="ce82" office:value-type="string" calcext:value-type="string">
            <text:p><text:a xlink:href="https://www.digikey.co.nz/en/products/detail/stackpole-electronics-inc/RMCF0805FT4K70/1760659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6" office:value-type="string" calcext:value-type="string">
            <text:p><text:span text:style-name="T2">Resistor 1/8W 1% 10K</text:span><text:span text:style-name="T3">Ω</text:span></text:p>
          </table:table-cell>
          <table:table-cell table:style-name="ce62" office:value-type="string" calcext:value-type="string">
            <text:p>RMCF0805FT10K0</text:p>
          </table:table-cell>
          <table:table-cell table:style-name="ce61" office:value-type="string" calcext:value-type="string">
            <text:p>0805/2012m</text:p>
          </table:table-cell>
          <table:table-cell table:style-name="ce66" office:value-type="string" calcext:value-type="string">
            <text:p><text:a xlink:href="https://www.seielect.com/catalog/sei-rmcf_rmcp.pdf" xlink:type="simple">Stackpole</text:a></text:p>
          </table:table-cell>
          <table:table-cell table:style-name="ce61" office:value-type="float" office:value="2" calcext:value-type="float">
            <text:p>2</text:p>
          </table:table-cell>
          <table:table-cell table:style-name="ce74" office:value-type="float" office:value="0.0188" calcext:value-type="float">
            <text:p>$0.02</text:p>
          </table:table-cell>
          <table:table-cell table:style-name="ce80" table:formula="of:=[.E32]*[.F32]" office:value-type="float" office:value="0.0376" calcext:value-type="float">
            <text:p>$0.04</text:p>
          </table:table-cell>
          <table:table-cell table:style-name="ce82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2"/>
          <table:table-cell table:style-name="ce66"/>
          <table:table-cell table:style-name="ce61"/>
          <table:table-cell table:style-name="ce73"/>
          <table:table-cell table:style-name="ce80" table:formula="of:=[.E33]*[.F33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2"/>
          <table:table-cell table:style-name="ce66"/>
          <table:table-cell table:style-name="ce61"/>
          <table:table-cell table:style-name="ce73"/>
          <table:table-cell table:style-name="ce80" table:formula="of:=[.E34]*[.F34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3"/>
          <table:table-cell table:style-name="ce80" table:formula="of:=[.E35]*[.F35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Transistor NPN</text:p>
          </table:table-cell>
          <table:table-cell table:style-name="ce61" office:value-type="string" calcext:value-type="string">
            <text:p>MMBT3904</text:p>
          </table:table-cell>
          <table:table-cell table:style-name="ce61" office:value-type="string" calcext:value-type="string">
            <text:p>SOT-23</text:p>
          </table:table-cell>
          <table:table-cell table:style-name="ce61" office:value-type="string" calcext:value-type="string">
            <text:p><text:a xlink:href="https://mm.digikey.com/Volume0/opasdata/d220001/medias/docus/1104/MMBT3904.pdf" xlink:type="simple">EvvoSemi</text:a></text:p>
          </table:table-cell>
          <table:table-cell table:style-name="ce61" office:value-type="float" office:value="1" calcext:value-type="float">
            <text:p>1</text:p>
          </table:table-cell>
          <table:table-cell table:style-name="ce73" office:value-type="float" office:value="0.0424" calcext:value-type="float">
            <text:p>$0.04</text:p>
          </table:table-cell>
          <table:table-cell table:style-name="ce80" table:formula="of:=[.E36]*[.F36]" office:value-type="float" office:value="0.0424" calcext:value-type="float">
            <text:p>$0.04</text:p>
          </table:table-cell>
          <table:table-cell table:style-name="ce82" office:value-type="string" calcext:value-type="string">
            <text:p><text:a xlink:href="https://www.digikey.co.nz/en/products/detail/evvo/MMBT3904/21407226" xlink:type="simple">Digikey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3"/>
          <table:table-cell table:style-name="ce80" table:formula="of:=[.E37]*[.F37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/>
          <table:table-cell table:style-name="ce61" table:number-columns-repeated="4"/>
          <table:table-cell table:style-name="ce73"/>
          <table:table-cell table:style-name="ce80" table:formula="of:=[.E38]*[.F38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5" office:value-type="string" calcext:value-type="string">
            <text:p>Ultrasonic Sensor</text:p>
          </table:table-cell>
          <table:table-cell table:style-name="ce61" office:value-type="string" calcext:value-type="string">
            <text:p>HCSR04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3" office:value-type="float" office:value="1.3961" calcext:value-type="float">
            <text:p>$1.40</text:p>
          </table:table-cell>
          <table:table-cell table:style-name="ce80" table:formula="of:=[.E39]*[.F39]" office:value-type="float" office:value="1.3961" calcext:value-type="float">
            <text:p>$1.40</text:p>
          </table:table-cell>
          <table:table-cell table:style-name="ce82" office:value-type="string" calcext:value-type="string">
            <text:p><text:a xlink:href="https://www.aliexpress.com/item/1005006013251483.html" xlink:type="simple">AliExpress</text:a></text:p>
          </table:table-cell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0]*[.F40]" office:value-type="float" office:value="0" calcext:value-type="float">
            <text:p/>
          </table:table-cell>
          <table:table-cell table:style-name="ce82"/>
          <table:table-cell table:style-name="ce61" table:number-columns-repeated="4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1]*[.F41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2]*[.F42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3]*[.F43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4]*[.F44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5]*[.F45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6]*[.F46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7]*[.F47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4"/>
          <table:table-cell table:style-name="ce61" table:number-columns-repeated="4"/>
          <table:table-cell table:style-name="ce73"/>
          <table:table-cell table:style-name="ce80" table:formula="of:=[.E48]*[.F48]" office:value-type="float" office:value="0" calcext:value-type="float">
            <text:p/>
          </table:table-cell>
          <table:table-cell table:style-name="ce61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7"/>
          <table:table-cell table:style-name="ce63" table:number-columns-repeated="4"/>
          <table:table-cell table:style-name="ce75"/>
          <table:table-cell table:style-name="ce75" table:formula="of:=[.E49]*[.F49]" office:value-type="float" office:value="0" calcext:value-type="float">
            <text:p/>
          </table:table-cell>
          <table:table-cell table:style-name="ce63" table:number-columns-repeated="5"/>
          <table:table-cell table:style-name="ce84"/>
          <table:table-cell table:number-columns-repeated="1011"/>
        </table:table-row>
        <table:table-row table:style-name="ro1">
          <table:table-cell table:style-name="ce58" table:number-columns-repeated="5"/>
          <table:table-cell table:style-name="ce76"/>
          <table:table-cell table:style-name="ce76" table:formula="of:=[.E50]*[.F50]" office:value-type="float" office:value="0" calcext:value-type="float">
            <text:p/>
          </table:table-cell>
          <table:table-cell table:style-name="ce58" table:number-columns-repeated="5"/>
          <table:table-cell table:number-columns-repeated="1012"/>
        </table:table-row>
        <table:table-row table:style-name="ro1">
          <table:table-cell table:number-columns-repeated="5"/>
          <table:table-cell table:style-name="ce77" office:value-type="string" calcext:value-type="string">
            <text:p>TOTAL</text:p>
          </table:table-cell>
          <table:table-cell table:style-name="ce81" table:formula="of:=SUM([.G4:.G50])" office:value-type="float" office:value="12.416995" calcext:value-type="float">
            <text:p>$12.4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52]*[.F52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ORT BOM.HTML similar to what is seen here for the C64:</text:p>
          </table:table-cell>
          <table:table-cell table:number-columns-repeated="5"/>
          <table:table-cell table:style-name="ce81" table:formula="of:=[.E53]*[.F53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htmlpreview.github.io/?https://raw.githubusercontent.com/bwack/C64-250407-Replica-KiCad/main/interactive-bom/ibom.html" xlink:type="simple">https://htmlpreview.github.io/?https://raw.githubusercontent.com/bwack/C64-250407-Replica-KiCad/main/interactive-bom/ibom.html</text:a></text:p>
          </table:table-cell>
          <table:table-cell table:number-columns-repeated="5"/>
          <table:table-cell table:style-name="ce81" table:formula="of:=[.E54]*[.F54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55]*[.F55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56]*[.F56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57]*[.F57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58]*[.F58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59]*[.F59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0]*[.F60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1]*[.F61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2]*[.F62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3]*[.F63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4]*[.F64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5]*[.F65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6]*[.F66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7]*[.F67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8]*[.F68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69]*[.F69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0]*[.F70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1]*[.F71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2]*[.F72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3]*[.F73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4]*[.F74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5]*[.F75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6]*[.F76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7]*[.F77]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1" table:formula="of:=[.E78]*[.F78]" office:value-type="float" office:value="0" calcext:value-type="float">
            <text:p/>
          </table:table-cell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OM.H3:BOM.L8 BOM.A40:BOM.A49 BOM.B49:BOM.L49 BOM.B19:BOM.C23 BOM.I9:BOM.L40 BOM.B11:BOM.G11 BOM.B24:BOM.F48 BOM.E19:BOM.F23 BOM.A3:BOM.F8 BOM.B9:BOM.F18 BOM.G3:BOM.G10 BOM.H41:BOM.L48 BOM.G12:BOM.G48">
            <calcext:condition calcext:apply-style-name="Background Even Colour" calcext:value="formula-is(ISEVEN(ROW()))" calcext:base-cell-address="BOM.A3"/>
            <calcext:condition calcext:apply-style-name="Background Odd Colour" calcext:value="formula-is(ISODD(ROW()))" calcext:base-cell-address="BOM.A3"/>
          </calcext:conditional-format>
          <calcext:conditional-format calcext:target-range-address="BOM.A9:BOM.A39">
            <calcext:condition calcext:apply-style-name="Background Even Colour" calcext:value="formula-is(ISEVEN(ROW()))" calcext:base-cell-address="BOM.A9"/>
            <calcext:condition calcext:apply-style-name="Background Odd Colour" calcext:value="formula-is(ISODD(ROW()))" calcext:base-cell-address="BOM.A9"/>
          </calcext:conditional-format>
          <calcext:conditional-format calcext:target-range-address="BOM.D19:BOM.D23">
            <calcext:condition calcext:apply-style-name="Background Even Colour" calcext:value="formula-is(ISEVEN(ROW()))" calcext:base-cell-address="BOM.D19"/>
            <calcext:condition calcext:apply-style-name="Background Odd Colour" calcext:value="formula-is(ISODD(ROW()))" calcext:base-cell-address="BOM.D19"/>
          </calcext:conditional-format>
          <calcext:conditional-format calcext:target-range-address="BOM.H9:BOM.H40">
            <calcext:condition calcext:apply-style-name="Background Even Colour" calcext:value="formula-is(ISEVEN(ROW()))" calcext:base-cell-address="BOM.H9"/>
            <calcext:condition calcext:apply-style-name="Background Odd Colour" calcext:value="formula-is(ISODD(ROW()))" calcext:base-cell-address="BOM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21P0"/>
    </number:currency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23P0"/>
    </number:currency-style>
    <number:number-style style:name="N125P0" style:volatile="true">
      <number:text>$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7P0" style:volatile="true">
      <number:text>$ </number:text>
      <number:number number:decimal-places="2" number:min-decimal-places="2" number:min-integer-digits="1" number:grouping="true"/>
    </number:number-style>
    <number:number-style style:name="N127P1" style:volatile="true">
      <style:text-properties fo:color="#ff0000"/>
      <number:text>-$ </number:text>
      <number:number number:decimal-places="2" number:min-decimal-places="2" number:min-integer-digits="1" number:grouping="true"/>
    </number:number-style>
    <number:number-style style:name="N127">
      <number:text/>
      <style:map style:condition="value()&gt;0" style:apply-style-name="N127P0"/>
      <style:map style:condition="value()&lt;0" style:apply-style-name="N127P1"/>
    </number:number-style>
    <number:currency-style style:name="N10118P0" style:volatile="true" number:language="en" number:country="NZ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18" number:language="en" number:country="NZ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18P0"/>
    </number:currency-style>
    <number:currency-style style:name="N2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2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20121" number:language="en" number:country="GB">
      <number:text/>
      <style:map style:condition="value()&gt;0" style:apply-style-name="N20121P0"/>
      <style:map style:condition="value()&lt;0" style:apply-style-name="N20121P1"/>
    </number:number-style>
    <number:currency-style style:name="N2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2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Background_20_Even_20_Colour" style:display-name="Background Even Colour" style:family="table-cell" style:parent-style-name="Default">
      <style:table-cell-properties fo:border-bottom="none" fo:background-color="#ffffd7" style:diagonal-bl-tr="none" style:diagonal-tl-br="none" fo:border-left="0.06pt solid #000000" fo:border-right="0.06pt solid #000000" fo:border-top="none"/>
    </style:style>
    <style:style style:name="Background_20_Odd_20_Colour" style:display-name="Background Odd Colour" style:family="table-cell" style:parent-style-name="Background_20_Even_20_Colour">
      <style:table-cell-properties fo:background-color="#e8f2a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8:19:43.570107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22T20:03:03.911409384</meta:creation-date>
    <dc:date>2024-03-18T18:25:21.742291135</dc:date>
    <meta:editing-duration>P1DT3H57M30S</meta:editing-duration>
    <meta:editing-cycles>68</meta:editing-cycles>
    <meta:generator>LibreOffice/24.2.1.2$Linux_X86_64 LibreOffice_project/420$Build-2</meta:generator>
    <meta:document-statistic meta:table-count="2" meta:cell-count="280" meta:object-count="0"/>
  </office:meta>
</office:document-meta>
</file>